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itle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z1n3aj8hxe7a"/>Title: Nutch Heading Test</text:p>
      <text:p text:style-name="Standard"/>
      <text:p text:style-name="Standard">This is a paragraph in normal font. <text:s/>The expectation is that the heading parser will select Heading Level One and Heading Level Two from the first page. <text:s/>But not Heading Level 3 (it’s font size is only 14.0) and not the Heading Level One on the second page (we extract only from the first page). <text:s/>So, Good luck testing!</text:p>
      <text:p text:style-name="Heading_20_1"><text:bookmark text:name="_rds88enk7p4u"/>Heading Level One</text:p>
      <text:p text:style-name="Standard">This is a paragraph in the first level heading.</text:p>
      <text:p text:style-name="Heading_20_2"><text:bookmark text:name="_slw8z6v4kr7m"/>Heading Level Two</text:p>
      <text:p text:style-name="Standard">This is a paragraph in the second level heading.</text:p>
      <text:p text:style-name="Standard"/>
      <text:p text:style-name="Heading_20_3"><text:bookmark text:name="_ui0s2tv5pjzo"/>Heading Level Three</text:p>
      <text:p text:style-name="Standard">This is a paragraph in the third level heading.</text:p>
      <text:p text:style-name="Standard"/>
      <text:p text:style-name="Heading_20_4"><text:bookmark text:name="_giyictesc998"/>Heading Level Four</text:p>
      <text:p text:style-name="Standard">This is a paragraph in the fourth level heading.</text:p>
      <text:p text:style-name="Standard"/>
      <text:p text:style-name="Heading_20_5"><text:bookmark text:name="_asl30g55m5jv"/>Heading Level Five</text:p>
      <text:p text:style-name="Standard">This is a paragraph in the fifth level heading.</text:p>
      <text:p text:style-name="Standard"/>
      <text:p text:style-name="P1"><text:bookmark text:name="_lbbxvphlg3eq"/>Heading Level One</text:p>
      <text:p text:style-name="Standard">This is a paragraph in the first level heading on page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4" meta:word-count="138" meta:character-count="744" meta:non-whitespace-character-count="617"/>
    <meta:generator>LibreOfficeDev/6.0.5.2$Linux_X86_64 LibreOffice_project/</meta:generator>
  </office:meta>
</office:document-meta>
</file>